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SuchOperationException.NoSuchOperationException( QName operatio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uchOperationException.getOper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